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600000096942643BBB9B4A4F4.png" manifest:media-type="image/png"/>
  <manifest:file-entry manifest:full-path="Pictures/10028EAF0000309300000F81760650BD838BB8A4.svg" manifest:media-type="image/svg+xml"/>
  <manifest:file-entry manifest:full-path="Pictures/1000020100000040000000408089139F9DCA64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Frame_20_contents">
      <style:text-properties officeooo:rsid="0010abef" officeooo:paragraph-rsid="0010abef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" text:anchor-type="page" text:anchor-page-number="1" svg:x="9.719cm" svg:y="8.625cm" svg:width="11.374cm" svg:height="1.401cm" draw:z-index="1">
        <draw:text-box fo:min-height="2.143cm">
          <text:p text:style-name="P1">hello</text:p>
        </draw:text-box>
      </draw:frame>
      <text:p text:style-name="Standard"><draw:frame draw:style-name="fr2" draw:name="SVG" text:anchor-type="paragraph" svg:x="9.356cm" svg:y="6.991cm" svg:width="11.492cm" svg:height="3.254cm" draw:z-index="2"><draw:image xlink:href="Pictures/10028EAF0000309300000F81760650BD838BB8A4.svg" xlink:type="simple" xlink:show="embed" xlink:actuate="onLoad"/><draw:image xlink:href="Pictures/10000201000001D600000096942643BBB9B4A4F4.png" xlink:type="simple" xlink:show="embed" xlink:actuate="onLoad"/></draw:frame><draw:frame draw:style-name="fr3" draw:name="Bitmap" text:anchor-type="paragraph" svg:x="8.678cm" svg:y="6.31cm" svg:width="12.393cm" svg:height="14.132cm" draw:z-index="0"><draw:image xlink:href="Pictures/1000020100000040000000408089139F9DCA64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5:45:14.222730559</meta:creation-date>
    <dc:date>2017-04-24T15:47:53.159993840</dc:date>
    <meta:editing-duration>PT1M58S</meta:editing-duration>
    <meta:editing-cycles>3</meta:editing-cycles>
    <meta:generator>Collabora_Office/5.3.10.1$Linux_X86_64 LibreOffice_project/4b7905af96372888fec2e58107d7938c5748d210</meta:generator>
    <meta:document-statistic meta:table-count="0" meta:image-count="2" meta:object-count="0" meta:page-count="1" meta:paragraph-count="1" meta:word-count="4" meta:character-count="16" meta:non-whitespace-character-count="13"/>
  </office:meta>
</office:document-meta>
</file>